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text:span text:style-name="T9"> بیئرنگ</text:span>، محمول ف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6.55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4.4575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1022"/>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 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66">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8T16:28:00.599214958</dc:date>
    <meta:editing-duration>P122DT23H56M52S</meta:editing-duration>
    <meta:editing-cycles>5801</meta:editing-cycles>
    <meta:generator>LibreOffice/7.3.7.2$Linux_X86_64 LibreOffice_project/30$Build-2</meta:generator>
    <meta:document-statistic meta:table-count="3" meta:cell-count="86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